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e443b" officeooo:paragraph-rsid="000e443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e443b" officeooo:paragraph-rsid="000e443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mbajul de programare Python</text:p>
      <text:p text:style-name="P1"/>
      <text:p text:style-name="P2"><text:tab/>C<text:span text:style-name="T1">red că unul dintre cele mai bune limbaje de programare pentru începători este Python. Python este un limbaj în creștere rapid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7T12:50:27.271169583</meta:creation-date>
    <dc:date>2021-10-17T12:57:29.036976234</dc:date>
    <meta:editing-duration>PT7M5S</meta:editing-duration>
    <meta:editing-cycles>1</meta:editing-cycles>
    <meta:document-statistic meta:table-count="0" meta:image-count="0" meta:object-count="0" meta:page-count="1" meta:paragraph-count="2" meta:word-count="25" meta:character-count="158" meta:non-whitespace-character-count="134"/>
    <meta:generator>LibreOffice/6.4.7.2$Linux_X86_64 LibreOffice_project/40$Build-2</meta:generator>
  </office:meta>
</office:document-meta>
</file>